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Default">
      <style:paragraph-properties fo:text-align="start" style:justify-single-word="false" style:writing-mode="lr-tb"/>
      <style:text-properties officeooo:rsid="001aa87b" officeooo:paragraph-rsid="001aa87b"/>
    </style:style>
    <style:style style:name="P2" style:family="paragraph" style:parent-style-name="Default">
      <style:paragraph-properties fo:text-align="start" style:justify-single-word="false" style:writing-mode="lr-tb"/>
      <style:text-properties fo:font-weight="normal" officeooo:rsid="001aa87b" officeooo:paragraph-rsid="001aa87b" style:font-weight-asian="normal" style:font-weight-complex="normal"/>
    </style:style>
    <style:style style:name="P3" style:family="paragraph" style:parent-style-name="Standard">
      <style:paragraph-properties fo:text-align="start" style:justify-single-word="false" style:writing-mode="lr-tb"/>
    </style:style>
    <style:style style:name="P4" style:family="paragraph" style:parent-style-name="Standard">
      <style:paragraph-properties fo:text-align="start" style:justify-single-word="false" style:writing-mode="lr-tb"/>
      <style:text-properties officeooo:paragraph-rsid="001aa87b"/>
    </style:style>
    <style:style style:name="P5" style:family="paragraph" style:parent-style-name="Standard">
      <style:paragraph-properties fo:text-align="center" style:justify-single-word="false" style:writing-mode="lr-tb"/>
    </style:style>
    <style:style style:name="P6" style:family="paragraph" style:parent-style-name="Standard">
      <style:paragraph-properties fo:text-align="start" style:justify-single-word="false" style:writing-mode="lr-tb"/>
      <style:text-properties fo:font-weight="bold" style:font-weight-asian="bold" style:font-weight-complex="bold"/>
    </style:style>
    <style:style style:name="P7" style:family="paragraph" style:parent-style-name="Standard">
      <style:paragraph-properties fo:text-align="start" style:justify-single-word="false" style:writing-mode="lr-tb"/>
      <style:text-properties fo:font-weight="normal" style:font-weight-asian="normal" style:font-weight-complex="normal"/>
    </style:style>
    <style:style style:name="P8" style:family="paragraph" style:parent-style-name="Standard">
      <style:paragraph-properties fo:text-align="start" style:justify-single-word="false" style:writing-mode="lr-tb"/>
      <style:text-properties fo:font-weight="normal" officeooo:rsid="001aa87b" officeooo:paragraph-rsid="001aa87b" style:font-weight-asian="normal" style:font-weight-complex="normal"/>
    </style:style>
    <style:style style:name="P9" style:family="paragraph" style:parent-style-name="Standard">
      <style:paragraph-properties fo:text-align="justify" style:justify-single-word="false" style:writing-mode="lr-tb"/>
    </style:style>
    <style:style style:name="P10" style:family="paragraph" style:parent-style-name="Standard">
      <style:paragraph-properties fo:text-align="start" style:justify-single-word="false" style:writing-mode="lr-tb"/>
      <style:text-properties officeooo:rsid="001aa87b" officeooo:paragraph-rsid="001aa87b"/>
    </style:style>
    <style:style style:name="P11" style:family="paragraph" style:parent-style-name="Standard">
      <style:paragraph-properties fo:text-align="start" style:justify-single-word="false" fo:break-before="page" style:writing-mode="lr-tb"/>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aa87b" style:font-weight-asian="bold" style:font-weight-complex="bold"/>
    </style:style>
    <style:style style:name="T3" style:family="text">
      <style:text-properties fo:font-weight="normal" style:font-weight-asian="normal" style:font-weight-complex="normal"/>
    </style:style>
    <style:style style:name="T4" style:family="text">
      <style:text-properties fo:font-size="11.5pt" style:font-size-asian="11.5pt"/>
    </style:style>
    <style:style style:name="T5" style:family="text">
      <style:text-properties fo:font-size="11.5pt" fo:font-weight="bold" style:font-size-asian="11.5pt" style:font-weight-asian="bold" style:font-weight-complex="bold"/>
    </style:style>
    <style:style style:name="T6" style:family="text">
      <style:text-properties style:text-line-through-style="none" style:text-line-through-type="none" fo:font-size="11.5pt" style:text-underline-style="none" style:font-size-asian="11.5pt"/>
    </style:style>
    <style:style style:name="T7" style:family="text">
      <style:text-properties style:text-line-through-style="none" style:text-line-through-type="none" fo:font-size="11.5pt" style:text-underline-style="none" officeooo:rsid="001aa87b" style:font-size-asian="11.5pt"/>
    </style:style>
    <style:style style:name="T8" style:family="text">
      <style:text-properties style:text-line-through-style="none" style:text-line-through-type="none" fo:font-size="11.5pt" style:text-underline-style="none" fo:font-weight="bold" style:font-size-asian="11.5pt" style:font-weight-asian="bold" style:font-weight-complex="bold"/>
    </style:style>
    <style:style style:name="T9" style:family="text">
      <style:text-properties style:text-line-through-style="none" style:text-line-through-type="none" fo:font-size="11.5pt" style:text-underline-style="none" fo:font-weight="normal" officeooo:rsid="001aa87b" style:font-size-asian="11.5pt" style:font-weight-asian="normal" style:font-weight-complex="normal"/>
    </style:style>
    <style:style style:name="T10" style:family="text">
      <style:text-properties style:text-line-through-style="none" style:text-line-through-type="none" fo:font-size="11.5pt" fo:font-style="italic" style:text-underline-style="none" fo:font-weight="bold" style:font-size-asian="11.5pt" style:font-style-asian="italic" style:font-weight-asian="bold"/>
    </style:style>
    <style:style style:name="T11" style:family="text">
      <style:text-properties style:text-line-through-style="none" style:text-line-through-type="none" fo:font-size="11.5pt" fo:font-style="normal" style:text-underline-style="none" fo:font-weight="normal" style:font-size-asian="11.5pt" style:font-style-asian="normal" style:font-weight-asian="normal"/>
    </style:style>
    <style:style style:name="T12" style:family="text">
      <style:text-properties style:text-line-through-style="none" style:text-line-through-type="none" fo:font-size="11.5pt" fo:font-style="normal" style:text-underline-style="none" fo:font-weight="bold" style:font-size-asian="11.5pt" style:font-style-asian="normal"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BORRADOR <text:s/>MODULO PROYECTO</text:span></text:p>
      <text:p text:style-name="P3"/>
      <text:p text:style-name="P3">Serían Reglas <text:span text:style-name="T1">Generales,</text:span> susceptibles de ser modificadas en su implantación en los diferentes Ciclo.</text:p>
      <text:p text:style-name="P3"/>
      <text:p text:style-name="P6">OBJETIVOS Y ALCANCE DEL DOCUMENTO</text:p>
      <text:p text:style-name="P3"/>
      <text:p text:style-name="P3">Este documento pretende establecer una normativa básica que deben cumplir todos los alumnos que realicen el módulo Proyecto Integrado </text:p>
      <text:p text:style-name="P3">En este documento se establecerán las líneas generales sobre como abordar la realización del proyecto, se definirá de forma precisa el formato y soporte en el que deberán ser entregados los materiales creados por los alumnos.</text:p>
      <text:p text:style-name="P3"/>
      <text:p text:style-name="P3"><text:span text:style-name="T1">DOCUMENTACIÓN MODULO PROYECTO (</text:span><text:span text:style-name="T3">Ver Archivos Adjuntos</text:span><text:span text:style-name="T1">)</text:span></text:p>
      <text:p text:style-name="P3"/>
      <text:p text:style-name="P3">-<text:tab/>RESOLUCIÓN do 18 de xuño de 2021, da Secretaría Xeral de Educación e</text:p>
      <text:p text:style-name="P3">Formación Profesional, pola que se ditan instrucións para o desenvolvemento</text:p>
      <text:p text:style-name="P3">dos ciclos formativos de formación profesional do sistema educativo no curso</text:p>
      <text:p text:style-name="P3">2021/22. (Referenciado como D1)</text:p>
      <text:p text:style-name="P3">-<text:tab/>Currículos de FP. Decreto 109/2011. (Referenciado como D2)</text:p>
      <text:p text:style-name="P3"/>
      <text:p text:style-name="P3"><text:span text:style-name="T1">AULA VIRTUAL</text:span></text:p>
      <text:p text:style-name="P6"/>
      <text:p text:style-name="P3"><text:span text:style-name="T1"><text:tab/></text:span><text:span text:style-name="T3">Creación de un Aula Virtual para mantener la información.</text:span></text:p>
      <text:p text:style-name="P3"><text:span text:style-name="T1"/></text:p>
      <text:p text:style-name="P3"><text:span text:style-name="T1">T</text:span><text:span text:style-name="T2">IPOS DE LICENCIA </text:span><text:span text:style-name="T1">: Copyright, CopyLeft, Open Source, etc.</text:span></text:p>
      <text:p text:style-name="P3"><text:span text:style-name="T1"/></text:p>
      <text:p text:style-name="P7">El proyecto a realizar, como cualquier tarea o trabajo que se realice, debe respetar la legislación vigente, por este motivo el alumno en todo momento deberá adecuarse a las características que tenga la licencia del software o materiales utilizados, no incluyendo en ningún momento contenidos o materiales que pudiesen ser considerados ilegales. Las creaciones realizadas por los alumnos deberán someterse igualmente a las restricciones que imponen determinados tipos de licencias, no permitiendose la vulneración de las condiciones exigidas.</text:p>
      <text:p text:style-name="P7">Para una explicación más detallada sobre el tema consúltense los siguiente enlaces:</text:p>
      <text:p text:style-name="P7">• Derecho de autor http://es.wikipedia.org/wiki/Derecho_de_autor</text:p>
      <text:p text:style-name="P7">• Copyleft / Creative Commons http://es.creativecommons.org/licencia/ http://es.wikipedia.org/wiki/Copyleft http://fundacioncopyleft.org/es/9/que-es-copyleft</text:p>
      <text:p text:style-name="P7">• Software libre http://es.wikipedia.org/wiki/Software_libre</text:p>
      <text:p text:style-name="P7">• Licencias de Software</text:p>
      <text:p text:style-name="P7"><text:tab/>http://www.monografias.com/trabajos55/licencias-de-software/licencias-de-software.shtml</text:p>
      <text:p text:style-name="P7">El alumno deberá indicar el tipo de licencia que establece para la creación realizada.</text:p>
      <text:p text:style-name="P6"/>
      <text:p text:style-name="P3"><text:span text:style-name="T1">TIPO PROYECTO</text:span></text:p>
      <text:p text:style-name="P6"/>
      <text:p text:style-name="P3"><text:span text:style-name="T3">-<text:tab/>WIRTZ.</text:span></text:p>
      <text:p text:style-name="P3"><text:span text:style-name="T3"><text:tab/>Similar a Proyecto de Fin de Carrera.</text:span></text:p>
      <text:p text:style-name="P3"><text:span text:style-name="T3">-<text:tab/>Otros Institutos</text:span></text:p>
      <text:p text:style-name="P3"><text:span text:style-name="T3"><text:tab/>Adaptados totalmente al Currículos de FP. Decreto 109/2011 (D1)</text:span></text:p>
      <text:p text:style-name="P3"><text:span text:style-name="T3"><text:tab/>Ventajas : Evita problemas con Inspección y posibles protestas de los alumnos.</text:span></text:p>
      <text:p text:style-name="P3"><text:span text:style-name="T3"><text:tab/>Inconvenientes : Repite partes de los Modulos. No se “hace” el proyecto. No incremento de <text:tab/>conocimientos. </text:span></text:p>
      <text:p text:style-name="P7"/>
      <text:p text:style-name="P3"><text:soft-page-break/><text:span text:style-name="T3">En D2:</text:span></text:p>
      <text:p text:style-name="P7"/>
      <text:p text:style-name="P3"><text:span text:style-name="T3">4. A programación para o módulo profesional de Proxecto consistirá nun documento</text:span></text:p>
      <text:p text:style-name="P3"><text:span text:style-name="T3">de especificacións sobre as características e o alcance do traballo que se vaia realizar,</text:span></text:p>
      <text:p text:style-name="P3"><text:span text:style-name="T3">que, en todo caso, deberá tomar como referencia un proceso produtivo real ou simulado</text:span></text:p>
      <text:p text:style-name="P3"><text:span text:style-name="T3">específico do campo profesional de que se trate.</text:span></text:p>
      <text:p text:style-name="P7"/>
      <text:p text:style-name="P3"><text:span text:style-name="T3">...Para tal efecto, realizará as propos tas de traballo ao principio do primeiro trimestre de cada curso académico tomando como referencia as orientacións pedagóxicas establecidas no currículo</text:span></text:p>
      <text:p text:style-name="P3"><text:span text:style-name="T3">correspondente para o módulo que deberán incluír o seguinte:</text:span></text:p>
      <text:p text:style-name="P3"><text:span text:style-name="T3">a) Especificación detallada do conxunto do traballo que se vaia realizar, con</text:span></text:p>
      <text:p text:style-name="P3"><text:span text:style-name="T3">expresa das actividades que se deban traballar de forma individual ou en grupo, así como</text:span></text:p>
      <text:p text:style-name="P3"><text:span text:style-name="T3">de forma presencial ou a distancia.</text:span></text:p>
      <text:p text:style-name="P3"><text:span text:style-name="T3">b) Datas e horarios previstos para as actividades de titoría e seguimento, para o que se</text:span></text:p>
      <text:p text:style-name="P3"><text:span text:style-name="T3">establecerán canles de comunicación presencial, telefónica ou telemática.</text:span></text:p>
      <text:p text:style-name="P3"><text:span text:style-name="T3">c) Prazos de entrega do traballo para a súa supervisión.</text:span></text:p>
      <text:p text:style-name="P3"><text:span text:style-name="T3">d) Criterios de avaliación, con especial atención ao formato de presentación da docu</text:span></text:p>
      <text:p text:style-name="P3"><text:span text:style-name="T3">mentación e á exposición do informe final de traballo.</text:span></text:p>
      <text:p text:style-name="P7"/>
      <text:p text:style-name="P7"/>
      <text:p text:style-name="P7"/>
      <text:p text:style-name="P3"><text:span text:style-name="T1">ASIGNAR PROYECTO</text:span></text:p>
      <text:p text:style-name="P6"/>
      <text:p text:style-name="P3"><text:span text:style-name="T1"><text:tab/></text:span><text:span text:style-name="T3">PROFESOR / ALUMNOS </text:span></text:p>
      <text:p text:style-name="P3"><text:span text:style-name="T3"><text:tab/>Establecer Temas Generales para el proyecto. </text:span></text:p>
      <text:p text:style-name="P3"><text:span text:style-name="T3"><text:tab/><text:tab/>Temas : Salud – Comercio Electrónico – Seguridad -,,,</text:span></text:p>
      <text:p text:style-name="P3"><text:span text:style-name="T3"><text:tab/>Cuestión : alumnos que se incorporan tarde.</text:span></text:p>
      <text:p text:style-name="P7"/>
      <text:p text:style-name="P3"><text:span text:style-name="T1">REUNIONES DE SEGUIMIENTO</text:span></text:p>
      <text:p text:style-name="P6"/>
      <text:p text:style-name="P3"><text:span text:style-name="T1"><text:tab/></text:span><text:span text:style-name="T3">Número de Reuniones (por DOGA cada 15 días).</text:span></text:p>
      <text:p text:style-name="P3"><text:span text:style-name="T3"><text:tab/>Propuesta : Preproyecto – 2 Reuniones de Control – Exposición</text:span></text:p>
      <text:p text:style-name="P3"><text:span text:style-name="T3"><text:tab/>Obligatorias (¿Legal?)</text:span></text:p>
      <text:p text:style-name="P7"/>
      <text:p text:style-name="P3"><text:span text:style-name="T1">PROYECTO INDIVIDUAL / GRUPO</text:span></text:p>
      <text:p text:style-name="P6"/>
      <text:p text:style-name="P3"><text:span text:style-name="T1"><text:tab/></text:span><text:span text:style-name="T3">En D2 da la impresión de que se permite :</text:span></text:p>
      <text:p text:style-name="P3"><text:span text:style-name="T3"><text:tab/><text:tab/>…….deban traballar de forma individual ou en grupo,…..</text:span></text:p>
      <text:p text:style-name="P3"><text:span text:style-name="T3"><text:tab/>Caracter Extraordinaerio.</text:span></text:p>
      <text:p text:style-name="P3"><text:span text:style-name="T3"><text:tab/>Ventajas – Inconvenientes (Problemas de evaluación individual)</text:span></text:p>
      <text:p text:style-name="P3"><text:span text:style-name="T1"/></text:p>
      <text:p text:style-name="P8">Borrador si aceptado Trabajo en grupo</text:p>
      <text:p text:style-name="P3"><text:span text:style-name="T1">TRABAJO EN GRUPO</text:span></text:p>
      <text:p text:style-name="P3"><text:span text:style-name="T1"/></text:p>
      <text:p text:style-name="P7">El módulo proyecto puede ser un trabajo de gran complejidad que será dificil abordar por una sola persona en el tiempo que disponemos. En este caso se pueden plantear proyectos en los que participe más de un alumno, esta será una opción deseable pues será lo que os encontréis habitualmente en un entorno de trabajo.</text:p>
      <text:p text:style-name="P7">Cuando se desea presentar un proyecto en el que participe más de un alumno, como máximo 2, se deben cumplir los siguientes requisitos:</text:p>
      <text:p text:style-name="P7">- Que el proyecto sea de sufiente entidad y complejidad. Esto será determinado por los tutores.</text:p>
      <text:p text:style-name="P7"><text:soft-page-break/>- Que los alumnos que vayan a participar en el proyecto definan de antemano claramente las tareas o actividades de las que se encargará cada alumno. Dicha separación será documentada y entregada con el documento de anteproyecto.</text:p>
      <text:p text:style-name="P7">- En el caso de que las tareas a realizar por los alumnos tengan dependencias o restricciones temporales para llevar al proyecto a buen término, estos deberán estudiar igualmente este aspecto incluyendo un esbozo de planificación o temporalización tratando de identificar los puntos conflictivos.</text:p>
      <text:p text:style-name="P7">- Si se escoge esta opción, además de los apartados incluidos en el documento de proyecto, se deberán incluir anexos a este documento en los que se indique las tareas que ha realizado cada uno de los miembros del grupo. Este apartado será concretado por el tutor llegado el momento.</text:p>
      <text:p text:style-name="P7">La calificación del módulo para los alumnos será individual, no teniendo que ser la misma para los miembros del grupo. Los profesores, a través de la documentación entregada, la observación realizada, la defensa del proyecto y el conocimiento del alumno determinarán el valor de la calificación.</text:p>
      <text:p text:style-name="P7"/>
      <text:p text:style-name="P3"><text:span text:style-name="T1">PRESENTACIÓN PREPROYECTO</text:span></text:p>
      <text:p text:style-name="P6"/>
      <text:p text:style-name="P3"><text:span text:style-name="T1"><text:tab/></text:span><text:span text:style-name="T3">Presentación Formulario estándar <text:s/>(Ej. creado por Tino usado hasta ahora)</text:span></text:p>
      <text:p text:style-name="P3"><text:span text:style-name="T3"><text:tab/>Plazo limite de entrega. Aprobación e Inicio.</text:span></text:p>
      <text:p text:style-name="P3"><text:span text:style-name="T3"><text:tab/></text:span></text:p>
      <text:p text:style-name="P10"><text:span text:style-name="T1">Borrador Preproyecto:</text:span></text:p>
      <text:p text:style-name="P10"><text:span text:style-name="T1"/></text:p>
      <text:p text:style-name="P1"><text:span text:style-name="T5">El </text:span><text:span text:style-name="T4">anteproyecto consistirá en un resumen del trabajo a realizar de una hoja o dos a lo sumo que incluya información sobre los sugientes aspectos: </text:span></text:p>
      <text:p text:style-name="Default"><text:span text:style-name="T6">1. IDENTIFICACIÓN </text:span></text:p>
      <text:p text:style-name="Default"><text:span text:style-name="T6">nombre del proyecto, autor y curso </text:span></text:p>
      <text:p text:style-name="Default"><text:span text:style-name="T6">2. OBJETIVOS </text:span></text:p>
      <text:p text:style-name="Default"><text:span text:style-name="T6">Se indicará de forma genérica y si entrar en concreciones el objetivo que se pretende alcanzar al realizar el proyecto. Se indicará igualmente donde será utilizado el proyecto obtenido </text:span></text:p>
      <text:p text:style-name="Default"><text:span text:style-name="T6">3. PREANALISIS DE LO EXISTENTE </text:span></text:p>
      <text:p text:style-name="Default"><text:span text:style-name="T6">Si procede, se informará brevemente sobre el funcionamiento del sistema actual. El que vamos a reemplazar. Este sistema no tiene por qué estar necesariamente automatizado pudiendo realizarse actualmente de forma manual por personas. </text:span></text:p>
      <text:p text:style-name="Default"><text:span text:style-name="T6">4. PREANÁLISIS DEL SISTEMA </text:span></text:p>
      <text:p text:style-name="Default"><text:span text:style-name="T6">Indicar con brevedad las partes del sistema sobre las que trabajaréis, identificando de forma genérica los requisitos que pretendéis satisfacer. </text:span></text:p>
      <text:p text:style-name="Default"><text:span text:style-name="T6">5. PREDISEÑO DEL SISTEMA </text:span></text:p>
      <text:p text:style-name="Default"><text:span text:style-name="T6">Si el sistema precisa de nuevo material, hardware o software, indicar las características de este: dispositivos hardware, sistemas operativos, lenguajes, bases de datos, etc. </text:span></text:p>
      <text:p text:style-name="Default"><text:span text:style-name="T6">6. ESTIMACIÓN DE COSTES </text:span></text:p>
      <text:p text:style-name="Default"><text:span text:style-name="T6">Estimar el coste que representará la creación del proyecto para la empresa. Esta estimación será temporal y económica si procede. </text:span></text:p>
      <text:p text:style-name="Default"><text:span text:style-name="T6">• Temporal: Tiempo que llevará la realización del proyecto que propone, incluyendo el tiempo para el desarrollo del proyecto y el tiempo para la preparación de la documentación. </text:span></text:p>
      <text:p text:style-name="Default"><text:span text:style-name="T6">• Económica: Cálculo de la inversión material que se precisaría para realizar el proyecto. En este apartado solo se considerará el material del que aun no disponga la empresa y que por lo tanto precisase comprar. Debemos también considerar el cambio de uso de determinados elementos que también podrían tener un coste. Ejemplo: Dedicar un ordenador a la función de servidor, privándolo de la posibilidad de usarlo como escritorio. </text:span></text:p>
      <text:p text:style-name="P10"><text:span text:style-name="T6">Como se ha indicado la información del anteproyecto, tan solo pretende ser una aproximación informativa que permitirá a los profesores encauzar correctamente a los alumnos. </text:span></text:p>
      <text:p text:style-name="P10"><text:span text:style-name="T8"/></text:p>
      <text:p text:style-name="P3"><text:span text:style-name="T1"/></text:p>
      <text:p text:style-name="P3"><text:soft-page-break/><text:span text:style-name="T1">EXPOSICIÓN</text:span></text:p>
      <text:p text:style-name="P6"/>
      <text:p text:style-name="P3"><text:span text:style-name="T1"><text:tab/></text:span><text:span text:style-name="T3">Números de profesores presentes (por D2 todos los profesores del Ciclo).</text:span></text:p>
      <text:p text:style-name="P3"><text:span text:style-name="T3"><text:tab/>Sin clase mientras Exposición.</text:span></text:p>
      <text:p text:style-name="P3"><text:span text:style-name="T3"/></text:p>
      <text:p text:style-name="P8">Borrador Exposición</text:p>
      <text:p text:style-name="P8"/>
      <text:p text:style-name="P8">DOCUMENTACIÓN PROYECT0</text:p>
      <text:p text:style-name="P10"><text:span text:style-name="T1"/></text:p>
      <text:p text:style-name="Default"><text:span text:style-name="T6">El documento de proyecto será un documento en el que se explique las tareas que se han realizado o deberían realizarse, en el caso de no poder completarlo debido a su complejidad. </text:span></text:p>
      <text:p text:style-name="Default"><text:span text:style-name="T6">Dicho documento se adecuará a una estructura similar a la que a continuación se acompaña como anexo. </text:span></text:p>
      <text:p text:style-name="Default"><text:span text:style-name="T6">En el docucumento se hará referencia a otros materiales adicionales que se incluirán igualmente en el proyecto. Hay que tratar de incluir en este documento solmanente información relevante y creada por vosotros tratando de evitar en la medida de lo posible copiar contenidos que se pueden incluir como documentos o ficheros anexos. </text:span></text:p>
      <text:p text:style-name="Default"><text:span text:style-name="T6">El documento debe tener una longitud mínima de 20 páginas, debe tener elformato de letra y página siguiente: </text:span></text:p>
      <text:p text:style-name="Default"><text:span text:style-name="T10">Formato DIN A4, fuentes tamaño 12, interlineado de 1,5. </text:span></text:p>
      <text:p text:style-name="Default"><text:span text:style-name="T10">Tipos de letra base que se utilizarán Timés New Roman o Arial </text:span></text:p>
      <text:p text:style-name="Default"><text:span text:style-name="T11">Además del documento, que será analizado por los profesores, hay que hacer una defensa del proyecto creado. Esta defensa se realizará durante las visitas programadas al centro durante la FCT. El equipo de profesores creará el calendario pertinente en el que se indicará el día que debéis realizar la defensa de vuestro trabajo. </text:span></text:p>
      <text:p text:style-name="P10"><text:span text:style-name="T11">Para la la defensa del proyecto será obligatorio crear una presentación o utilizar medios audiovisuales que faciliten la transmisión de la información. En el apartado "Defensa del proyecto" disponéis de orientaciones sobre como abordar el trabajo. </text:span></text:p>
      <text:p text:style-name="P10"><text:span text:style-name="T11"/></text:p>
      <text:p text:style-name="P10"><text:span text:style-name="T11">Exposicíón del Proyecto</text:span></text:p>
      <text:p text:style-name="P10"><text:span text:style-name="T11"/></text:p>
      <text:p text:style-name="P10"><text:span text:style-name="T11">Una vez entregado el proyecto llega el momento de la exposición y defensa del mismo. Este es un momento importante ya que es ahora cuando se deberá demostrar, tanto a nivel de equipo como individualmente, que se conocen y manejan sus contenidos.</text:span></text:p>
      <text:p text:style-name="P10"><text:span text:style-name="T11">La exposición del proyecto consta de dos momentos:</text:span></text:p>
      <text:p text:style-name="P10"><text:span text:style-name="T11">- La exposición como tal, en la cual se describen los principales contenidos del proyecto.</text:span></text:p>
      <text:p text:style-name="P10"><text:span text:style-name="T11">- La defensa del mismo, momento en el cual el profesor/es evaluador/es harán preguntas con el objetivo de aclarar aspectos que no hayan quedado suficientemente explicados y/o evaluar el grado de conocimiento del proyecto por parte del equipo que lo ha desarrollado.</text:span></text:p>
      <text:p text:style-name="P10"><text:span text:style-name="T12"/></text:p>
      <text:p text:style-name="P7">Preparación de la Exposición</text:p>
      <text:p text:style-name="P7">Previo a realizar la exposición es importante realizar una preparación de la misma. Para ello se deberán tener en cuenta varios aspectos:</text:p>
      <text:p text:style-name="P7">a) Preparación y organización de los contenidos de la exposición. Es importante tener en cuenta que durante la exposición se presenta una síntesis con los aspectos principales del proyecto y no el proyecto tal y como aparece en la memoria.</text:p>
      <text:p text:style-name="P7">b) Si la exposición se va a realizar en grupo, repartir las partes que va a exponer cada uno.</text:p>
      <text:p text:style-name="P7">c) Ensayar la exposición tal y como vayamos a realizarla, empleando también los medios técnicos que vamos a utilizar. De esta forma, podemos corregir posibles errores, evitar problemas durante la exposición. Este ensayo también nos servirá para controlar los tiempos, ya que el tiempo de exposición suele ser corto.</text:p>
      <text:p text:style-name="P7">d) Preparación del material que se utilizará durante la exposición:</text:p>
      <text:p text:style-name="P7">- Presentación de diapositivas en PowerPoint. Si se utiliza este soporte, evitar diseñar diapositivas demasiado cargadas de letra y con letra demasiado pequeña. Puede facilitar el seguimiento de la <text:soft-page-break/>exposición el añadir imágenes, fotos y animar algunas diapositivas (si hay muchas diapositivas con animación se alarga el tiempo de presentación).</text:p>
      <text:p text:style-name="P7">- Esquemas-guión para desarrollar la exposición. Este esquema puede entregarse al profesor/es evaluador/es para facilitarles el seguimiento de la exposición, además de utilizarlo las personas que exponen.</text:p>
      <text:p text:style-name="P7">- Maquetas, piezas, productos elaborados que sirvan como modelo de lo que se va a elaborar con la ejecución del proyecto.</text:p>
      <text:p text:style-name="P7">e) Conseguir o reservar aparatos electrónicos y otros recursos que vayamos a utilizar durante la exposición: cañón de video, ordenador portátil, proyector de transparencias, pizarra digital, papelógrafo, etc.</text:p>
      <text:p text:style-name="P7"/>
      <text:p text:style-name="P7">Recomendaciones para la Exposición</text:p>
      <text:p text:style-name="P7"/>
      <text:p text:style-name="P7">Llegado el momento de la exposición también hay una serie de consejos que pueden facilitar el desarrollo de la misma y causar mejor sensación en el equipo de personas evaluadoras:</text:p>
      <text:p text:style-name="P7">1. Cuidar la expresión verbal:</text:p>
      <text:p text:style-name="P7">• Hablar claro, alto y a buen ritmo, pero sin acelerarse.</text:p>
      <text:p text:style-name="P7">• Utilizar un tono de voz variable, para dar énfasis a algunas ideas o comentarios.</text:p>
      <text:p text:style-name="P7">2. Cuidar la expresión no verbal:</text:p>
      <text:p text:style-name="P7">• Mantener una conexión visual con las personas que están escuchando la exposición.</text:p>
      <text:p text:style-name="P7">• Si en algún momento de la exposición es necesario leer algún texto, levantar de vez en cuando la mirada.</text:p>
      <text:p text:style-name="P7">3. Exponer las ideas de forma organizada, teniendo en cuenta el guión elaborado para la exposición.</text:p>
      <text:p text:style-name="P7">4. Intentar hacer una presentación amena, que atraiga el interés de las personas evaluadoras. El mostrar entusiasmo por el proyecto puede ayudar a motivar a quien escucha la exposición.</text:p>
      <text:p text:style-name="P7">5. No meterse las manos en los bolsillos, ni apoyarse o sentarse sobre la mesa, ya que la imagen que se da no es adecuada.</text:p>
      <text:p text:style-name="P7">6. No sentarse para realizar la exposición, ya que esto hará que sea menos dinámica y atraiga menos la atención de quien evalúa.</text:p>
      <text:p text:style-name="P7">7. Intentar responder de memoria a las preguntas que formulen los/as evaluadores/as, ya que ello da impresión de dominio del proyecto.</text:p>
      <text:p text:style-name="P7">8. Si se tienen dudas sobre la preguntas, no se han entendido bien, etc. es preferible decirle al tribunal que las repita o formule de otra manera. No hay que quedarse callado ni tampoco responder con algo que no tenga nada que ver.</text:p>
      <text:p text:style-name="P7">9. Es conveniente llevar fichas con esquemas de contenidos del proyecto y la memoria del proyecto y tener el material organizado; si debido a los nervios propios de la exposición es necesario recurrir a este material, será más fácil encontrar lo que se busca.</text:p>
      <text:p text:style-name="P7">10. Se pueden utilizar los últimos minutos de la exposición para exponer argumentos de defensa de la viabilidad del proyecto presentado.</text:p>
      <text:p text:style-name="P7"/>
      <text:p text:style-name="P7">Finalmente, será el momento de responder a posibles preguntas que planteen las personas evaluadoras. En este punto, es importante argumentar adecuadamente las respuestas, haciendo referencia a los contenidos de la memoria del proyecto. Cada pregunta que realice el equipo evaluador, deberá ser para quien defiende el proyecto una invitación para ampliar la información recogida en la memoria, demostrando así el grado de conocimiento y madurez del proyecto</text:p>
      <text:p text:style-name="P7"/>
      <text:p text:style-name="P8"/>
      <text:p text:style-name="P8"/>
      <text:p text:style-name="P8"/>
      <text:p text:style-name="P8"/>
      <text:p text:style-name="P8"/>
      <text:p text:style-name="P8"/>
      <text:p text:style-name="P8"><text:soft-page-break/>NORMAS PARA LA ENTREGA DEL PROYECTO</text:p>
      <text:p text:style-name="P8"/>
      <text:p text:style-name="P2"><text:span text:style-name="T4">Las siguientes normas son de obligado cumplimiento y no se aceptarán proyectos que no se adecúen a estas normas: </text:span></text:p>
      <text:p text:style-name="Default"><text:span text:style-name="T6">- El </text:span><text:span text:style-name="T7">Proyecto</text:span><text:span text:style-name="T6"> </text:span><text:span text:style-name="T7">se entregará (a elegir) :</text:span></text:p>
      <text:p text:style-name="Default"><text:span text:style-name="T7"><text:tab/>REPOSITORIOS PUBLICOS (GITHUB- BITBUCKET – GITLAB)</text:span></text:p>
      <text:p text:style-name="Default"><text:span text:style-name="T7"><text:tab/>AULA VIRTUAL DEL CENTRO</text:span></text:p>
      <text:p text:style-name="Default"><text:span text:style-name="T6">- En </text:span><text:span text:style-name="T7">la entrega</text:span><text:span text:style-name="T6"> se incluirán todos los ficheros, materiales que se han utilizado para la elaboración del proyecto que sean de libre distribución como: </text:span></text:p>
      <text:p text:style-name="Default"><text:span text:style-name="T6">- Documento con la explicación detallada del proyecto realizado: </text:span></text:p>
      <text:p text:style-name="Default"><text:span text:style-name="T6">- Presentación con la que se defenderá el proyecto en uno de los siguientes formatos: PowerPoint, Impress </text:span></text:p>
      <text:p text:style-name="Default"><text:span text:style-name="T6">- Fuentes de los programas </text:span><text:span text:style-name="T7">(si necesario)</text:span></text:p>
      <text:p text:style-name="Default"><text:span text:style-name="T6">• Si se ha creado o modificado algún software. </text:span></text:p>
      <text:p text:style-name="Default"><text:span text:style-name="T6">• Si se ha utilizado, compilado algún software (driver, sistema operativo, etc). </text:span></text:p>
      <text:p text:style-name="Default"><text:span text:style-name="T6">- Manuales adicionales de trabajo que se han creado en el proyecto: </text:span></text:p>
      <text:p text:style-name="Default"><text:span text:style-name="T6">• Manual de instalación del sistema creado, modificado o implantado. </text:span></text:p>
      <text:p text:style-name="Default"><text:span text:style-name="T6">• Manual de uso del sistema creado, modificado o implantado. </text:span></text:p>
      <text:p text:style-name="Default"><text:span text:style-name="T6">• Manual de referencia del sistema creado, modificado o implantado. </text:span></text:p>
      <text:p text:style-name="Default"><text:span text:style-name="T6">• Manuales utilizados en la creación del proyecto, siempre que estos sean de libre distribución. </text:span></text:p>
      <text:p text:style-name="Default"><text:span text:style-name="T6">- Bibliografia: Se incluirá en un documento bibliografía, o como apartado del documento del proyecto (no contabilizará para el número mínimo de páginas) un apartado en el que se describa los libros utilizados o los sitios web de los que se ha extraido la información. </text:span></text:p>
      <text:p text:style-name="P4"><text:span text:style-name="T9"/></text:p>
      <text:p text:style-name="P8"/>
      <text:p text:style-name="P3"><text:span text:style-name="T1">VALORACIÓN PROYECTO</text:span></text:p>
      <text:p text:style-name="P6"/>
      <text:p text:style-name="P3"><text:span text:style-name="T1"><text:tab/></text:span><text:span text:style-name="T3">PARÁMETROS A CONSIDERAR :</text:span></text:p>
      <text:p text:style-name="P3"><text:span text:style-name="T3"><text:tab/><text:tab/>DOCUMENTACIÓN PRESENTADA</text:span></text:p>
      <text:p text:style-name="P3"><text:span text:style-name="T3"><text:tab/><text:tab/>ADAPTACIÓN AL CURRICULO</text:span></text:p>
      <text:p text:style-name="P3"><text:span text:style-name="T3"><text:tab/><text:tab/>EXPOSICIÓN</text:span></text:p>
      <text:p text:style-name="P3"><text:span text:style-name="T3"><text:tab/><text:tab/>COMPLEJIDAD /DIFICULTAD</text:span></text:p>
      <text:p text:style-name="P3"><text:span text:style-name="T3"><text:tab/><text:tab/>INNOVACIÓN /NUEVOS CONTENIDOS</text:span></text:p>
      <text:p text:style-name="P9"><text:span text:style-name="T3"><text:tab/><text:tab/>DEMOSTRACIÓN FUNCIONAMIENTO</text:span></text:p>
      <text:p text:style-name="P7"/>
      <text:p text:style-name="P3"><text:span text:style-name="T3"><text:tab/>Puntuación : Valores Porcentuales / <text:s/>Absolutos</text:span></text:p>
      <text:p text:style-name="P7"/>
      <text:p text:style-name="P11"/>
      <text:p text:style-name="P7"/>
      <text:p text:style-name="P3"><text:span text:style-name="T1">CONTENIDOS BÁSICOS A PRESENTAR:</text:span></text:p>
      <text:p text:style-name="P7"/>
      <text:p text:style-name="P3"><text:span text:style-name="T3">(Ej. Ciclo DAW)</text:span></text:p>
      <text:p text:style-name="P7"/>
      <text:p text:style-name="P3"><text:span text:style-name="T3"><text:tab/>Control de Versiones</text:span></text:p>
      <text:p text:style-name="P3"><text:span text:style-name="T3"><text:tab/>Temporalización (Uso de ProjectLibre, Trello, NOTION,…)</text:span></text:p>
      <text:p text:style-name="P3"><text:span text:style-name="T3"><text:tab/></text:span></text:p>
      <text:p text:style-name="P3"><text:span text:style-name="T3"><text:tab/>Contenidos (minimos)</text:span></text:p>
      <text:p text:style-name="P3"><text:span text:style-name="T3"><text:tab/><text:tab/>FrontEnd</text:span></text:p>
      <text:p text:style-name="P3"><text:span text:style-name="T3"><text:tab/><text:tab/><text:tab/>HTML – CSS – JAVASCRIPT - ….</text:span></text:p>
      <text:p text:style-name="P3"><text:span text:style-name="T3"><text:tab/><text:tab/><text:tab/>Framework : BOOTSTRAP - ….</text:span></text:p>
      <text:p text:style-name="P3"><text:span text:style-name="T3"><text:tab/><text:tab/>BackEnd</text:span></text:p>
      <text:p text:style-name="P3"><text:span text:style-name="T3"><text:tab/><text:tab/><text:tab/>PHP – Java - …</text:span></text:p>
      <text:p text:style-name="P3"><text:span text:style-name="T3"><text:tab/><text:tab/><text:tab/>Framework : Laravel – Angular - ….</text:span></text:p>
      <text:p text:style-name="P3"><text:span text:style-name="T3"><text:tab/><text:tab/>Bases de Datos</text:span></text:p>
      <text:p text:style-name="P3"><text:span text:style-name="T3"><text:tab/><text:tab/><text:tab/>Modelado de Datos Relacional / NoSQL</text:span></text:p>
      <text:p text:style-name="P3"><text:span text:style-name="T3"><text:tab/><text:tab/><text:tab/>Archivos XML – JSON</text:span></text:p>
      <text:p text:style-name="P3"><text:span text:style-name="T3"><text:tab/></text:span></text:p>
      <text:p text:style-name="P6"/>
      <text:p text:style-name="P3"><text:span text:style-name="T1">ALMACENAMIENTO DE PROYECTOS (CREACIÓN DE UN CATALOGO)</text:span></text:p>
      <text:p text:style-name="P6"/>
      <text:p text:style-name="P3"><text:span text:style-name="T1"><text:tab/></text:span></text:p>
      <text:p text:style-name="P7"/>
      <text:p text:style-name="P7"/>
      <text:p text:style-name="P3"/>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s" fo:country="ES"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Default" style:family="paragraph" style:default-outline-level="">
      <style:paragraph-properties fo:text-align="start" style:justify-single-word="false"/>
      <style:text-properties fo:color="#000000" loext:opacity="100%" style:font-name="Times New Roman" fo:font-family="'Times New Roman'"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21T21:02:00</meta:creation-date>
    <dc:language>es-ES</dc:language>
    <dc:date>2021-12-03T13:20:37.891000000</dc:date>
    <meta:editing-cycles>34</meta:editing-cycles>
    <meta:editing-duration>PT1H14M14S</meta:editing-duration>
    <meta:generator>LibreOffice/7.1.4.2$Windows_X86_64 LibreOffice_project/a529a4fab45b75fefc5b6226684193eb000654f6</meta:generator>
    <dc:title>NORMAS PARA LA ELABORACION DEL PROYECTO INTEGRADO</dc:title>
    <meta:initial-creator>Luis Padilla Echevarria</meta:initial-creator>
    <meta:document-statistic meta:table-count="0" meta:image-count="0" meta:object-count="0" meta:page-count="7" meta:paragraph-count="177" meta:word-count="2509" meta:character-count="16328" meta:non-whitespace-character-count="13867"/>
    <meta:user-defined meta:name="AppVersion">15.0000</meta:user-defined>
  </office:meta>
</office:document-meta>
</file>